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5.754cm"/>
    </style:style>
    <style:style style:name="co4" style:family="table-column">
      <style:table-column-properties fo:break-before="auto" style:column-width="5.59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5.37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-over-entry-3" table:style-name="ta1">
        <table:shapes>
          <draw:frame draw:z-index="0" draw:style-name="gr1" draw:text-style-name="P1" svg:width="15.994cm" svg:height="9.004cm" svg:x="0.301cm" svg:y="3.745cm">
            <draw:object draw:notify-on-update-of-ranges="'results-over-entry-3'.A1:'results-over-entry-3'.A1 'results-over-entry-3'.A2:'results-over-entry-3'.A7 'results-over-entry-3'.G1:'results-over-entry-3'.G1 'results-over-entry-3'.G2:'results-over-entry-3'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étodo de ordenação</text:p>
          </table:table-cell>
          <table:table-cell office:value-type="string" calcext:value-type="string">
            <text:p>Tempo da primeira execução (ms)</text:p>
          </table:table-cell>
          <table:table-cell office:value-type="string" calcext:value-type="string">
            <text:p>Tempo da segunda execução (ms)</text:p>
          </table:table-cell>
          <table:table-cell office:value-type="string" calcext:value-type="string">
            <text:p>Tempo da terceira execução (ms)</text:p>
          </table:table-cell>
          <table:table-cell office:value-type="string" calcext:value-type="string">
            <text:p>Tempo da quarta execução (ms)</text:p>
          </table:table-cell>
          <table:table-cell office:value-type="string" calcext:value-type="string">
            <text:p>Tempo da quinta execução (ms)</text:p>
          </table:table-cell>
          <table:table-cell office:value-type="string" calcext:value-type="string">
            <text:p>Média aritmética</text:p>
          </table:table-cell>
        </table:table-row>
        <table:table-row table:style-name="ro1">
          <table:table-cell office:value-type="string" calcext:value-type="string">
            <text:p>Bubble(Bolha)</text:p>
          </table:table-cell>
          <table:table-cell office:value-type="float" office:value="822387" calcext:value-type="float">
            <text:p>822387</text:p>
          </table:table-cell>
          <table:table-cell office:value-type="float" office:value="844858" calcext:value-type="float">
            <text:p>844858</text:p>
          </table:table-cell>
          <table:table-cell office:value-type="float" office:value="820409" calcext:value-type="float">
            <text:p>820409</text:p>
          </table:table-cell>
          <table:table-cell office:value-type="float" office:value="819665" calcext:value-type="float">
            <text:p>819665</text:p>
          </table:table-cell>
          <table:table-cell office:value-type="float" office:value="830974" calcext:value-type="float">
            <text:p>830974</text:p>
          </table:table-cell>
          <table:table-cell office:value-type="float" office:value="827658.6" calcext:value-type="float">
            <text:p>827658,6</text:p>
          </table:table-cell>
        </table:table-row>
        <table:table-row table:style-name="ro1">
          <table:table-cell office:value-type="string" calcext:value-type="string">
            <text:p>Selection(Seleção)</text:p>
          </table:table-cell>
          <table:table-cell office:value-type="float" office:value="493202" calcext:value-type="float">
            <text:p>493202</text:p>
          </table:table-cell>
          <table:table-cell office:value-type="float" office:value="494047" calcext:value-type="float">
            <text:p>494047</text:p>
          </table:table-cell>
          <table:table-cell office:value-type="float" office:value="553965" calcext:value-type="float">
            <text:p>553965</text:p>
          </table:table-cell>
          <table:table-cell office:value-type="float" office:value="572346" calcext:value-type="float">
            <text:p>572346</text:p>
          </table:table-cell>
          <table:table-cell office:value-type="float" office:value="573101" calcext:value-type="float">
            <text:p>573101</text:p>
          </table:table-cell>
          <table:table-cell office:value-type="float" office:value="537332.2" calcext:value-type="float">
            <text:p>537332,2</text:p>
          </table:table-cell>
        </table:table-row>
        <table:table-row table:style-name="ro1">
          <table:table-cell office:value-type="string" calcext:value-type="string">
            <text:p>Inserction(Inserção)</text:p>
          </table:table-cell>
          <table:table-cell office:value-type="float" office:value="292938" calcext:value-type="float">
            <text:p>292938</text:p>
          </table:table-cell>
          <table:table-cell office:value-type="float" office:value="292534" calcext:value-type="float">
            <text:p>292534</text:p>
          </table:table-cell>
          <table:table-cell office:value-type="float" office:value="293996" calcext:value-type="float">
            <text:p>293996</text:p>
          </table:table-cell>
          <table:table-cell office:value-type="float" office:value="293817" calcext:value-type="float">
            <text:p>293817</text:p>
          </table:table-cell>
          <table:table-cell office:value-type="float" office:value="294170" calcext:value-type="float">
            <text:p>294170</text:p>
          </table:table-cell>
          <table:table-cell office:value-type="float" office:value="293491" calcext:value-type="float">
            <text:p>293491</text:p>
          </table:table-cell>
        </table:table-row>
        <table:table-row table:style-name="ro1">
          <table:table-cell office:value-type="string" calcext:value-type="string">
            <text:p>Merge(Intercalação)</text:p>
          </table:table-cell>
          <table:table-cell office:value-type="float" office:value="29.39" calcext:value-type="float">
            <text:p>29,39</text:p>
          </table:table-cell>
          <table:table-cell office:value-type="float" office:value="29.36" calcext:value-type="float">
            <text:p>29,36</text:p>
          </table:table-cell>
          <table:table-cell office:value-type="float" office:value="29.41" calcext:value-type="float">
            <text:p>29,41</text:p>
          </table:table-cell>
          <table:table-cell office:value-type="float" office:value="29.38" calcext:value-type="float">
            <text:p>29,38</text:p>
          </table:table-cell>
          <table:table-cell office:value-type="float" office:value="29.4" calcext:value-type="float">
            <text:p>29,4</text:p>
          </table:table-cell>
          <table:table-cell office:value-type="float" office:value="29.388" calcext:value-type="float">
            <text:p>29,388</text:p>
          </table:table-cell>
        </table:table-row>
        <table:table-row table:style-name="ro1">
          <table:table-cell office:value-type="string" calcext:value-type="string">
            <text:p>Quick(Rápida)</text:p>
          </table:table-cell>
          <table:table-cell office:value-type="float" office:value="38.342" calcext:value-type="float">
            <text:p>38,342</text:p>
          </table:table-cell>
          <table:table-cell office:value-type="float" office:value="38.337" calcext:value-type="float">
            <text:p>38,337</text:p>
          </table:table-cell>
          <table:table-cell office:value-type="float" office:value="38.596" calcext:value-type="float">
            <text:p>38,596</text:p>
          </table:table-cell>
          <table:table-cell office:value-type="float" office:value="39.831" calcext:value-type="float">
            <text:p>39,831</text:p>
          </table:table-cell>
          <table:table-cell office:value-type="float" office:value="39.808" calcext:value-type="float">
            <text:p>39,808</text:p>
          </table:table-cell>
          <table:table-cell office:value-type="float" office:value="38.983" calcext:value-type="float">
            <text:p>38,983</text:p>
          </table:table-cell>
        </table:table-row>
        <table:table-row table:style-name="ro1">
          <table:table-cell office:value-type="string" calcext:value-type="string">
            <text:p>Heap(Pilha)</text:p>
          </table:table-cell>
          <table:table-cell office:value-type="float" office:value="122792" calcext:value-type="float">
            <text:p>122792</text:p>
          </table:table-cell>
          <table:table-cell office:value-type="float" office:value="122758" calcext:value-type="float">
            <text:p>122758</text:p>
          </table:table-cell>
          <table:table-cell office:value-type="float" office:value="122497" calcext:value-type="float">
            <text:p>122497</text:p>
          </table:table-cell>
          <table:table-cell office:value-type="float" office:value="122452" calcext:value-type="float">
            <text:p>122452</text:p>
          </table:table-cell>
          <table:table-cell office:value-type="float" office:value="125322" calcext:value-type="float">
            <text:p>125322</text:p>
          </table:table-cell>
          <table:table-cell office:value-type="float" office:value="123164.2" calcext:value-type="float">
            <text:p>123164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6T17:32:53.134000000</dc:date>
    <meta:editing-duration>PT3M18S</meta:editing-duration>
    <meta:editing-cycles>2</meta:editing-cycles>
    <meta:generator>LibreOffice/7.5.3.2$Windows_X86_64 LibreOffice_project/9f56dff12ba03b9acd7730a5a481eea045e468f3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title svg:x="4.897cm" svg:y="0.316cm" chart:style-name="ch2">
          <text:p>Ordenação da terceira entrada</text:p>
        </chart:title>
        <chart:legend chart:legend-position="end" svg:x="12.7cm" svg:y="4.203cm" style:legend-expansion="high" chart:style-name="ch3"/>
        <chart:plot-area chart:style-name="ch4" table:cell-range-address="'results-over-entry-3'.A1:'results-over-entry-3'.A7 'results-over-entry-3'.G1:'results-over-entry-3'.G7" chart:data-source-has-labels="both" svg:x="1.33cm" svg:y="1.275cm" svg:width="11.051cm" svg:height="6.569cm">
          <chart:coordinate-region svg:x="2.692cm" svg:y="1.474cm" svg:width="9.689cm" svg:height="3.688cm"/>
          <chart:axis chart:dimension="x" chart:name="primary-x" chart:style-name="ch5" chartooo:axis-type="auto">
            <chartooo:date-scale/>
            <chart:title svg:x="5.21cm" svg:y="8.024cm" chart:style-name="ch6">
              <text:p>Método de ordenação</text:p>
            </chart:title>
            <chart:categories table:cell-range-address="'results-over-entry-3'.A2:'results-over-entry-3'.A7"/>
          </chart:axis>
          <chart:axis chart:dimension="y" chart:name="primary-y" chart:style-name="ch7">
            <chart:title svg:x="0.451cm" svg:y="7.646cm" chart:style-name="ch8">
              <text:p>Média aritmética dos tempos de execução</text:p>
            </chart:title>
            <chart:grid chart:style-name="ch9" chart:class="major"/>
          </chart:axis>
          <chart:series chart:style-name="ch10" chart:values-cell-range-address="'results-over-entry-3'.G2:'results-over-entry-3'.G7" chart:label-cell-address="'results-over-entry-3'.G1:'results-over-entry-3'.G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aritmética</text:p>
                <draw:g>
                  <svg:desc>'results-over-entry-3'.G1:'results-over-entry-3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(Bolha)</text:p>
                <draw:g>
                  <svg:desc>'results-over-entry-3'.A2:'results-over-entry-3'.A7</svg:desc>
                </draw:g>
              </table:table-cell>
              <table:table-cell office:value-type="float" office:value="827658.6">
                <text:p>827658.6</text:p>
                <draw:g>
                  <svg:desc>'results-over-entry-3'.G2:'results-over-entry-3'.G7</svg:desc>
                </draw:g>
              </table:table-cell>
            </table:table-row>
            <table:table-row>
              <table:table-cell office:value-type="string">
                <text:p>Selection(Seleção)</text:p>
              </table:table-cell>
              <table:table-cell office:value-type="float" office:value="537332.2">
                <text:p>537332.2</text:p>
              </table:table-cell>
            </table:table-row>
            <table:table-row>
              <table:table-cell office:value-type="string">
                <text:p>Inserction(Inserção)</text:p>
              </table:table-cell>
              <table:table-cell office:value-type="float" office:value="293491">
                <text:p>293491</text:p>
              </table:table-cell>
            </table:table-row>
            <table:table-row>
              <table:table-cell office:value-type="string">
                <text:p>Merge(Intercalação)</text:p>
              </table:table-cell>
              <table:table-cell office:value-type="float" office:value="29.388">
                <text:p>29.388</text:p>
              </table:table-cell>
            </table:table-row>
            <table:table-row>
              <table:table-cell office:value-type="string">
                <text:p>Quick(Rápida)</text:p>
              </table:table-cell>
              <table:table-cell office:value-type="float" office:value="38.983">
                <text:p>38.983</text:p>
              </table:table-cell>
            </table:table-row>
            <table:table-row>
              <table:table-cell office:value-type="string">
                <text:p>Heap(Pilha)</text:p>
              </table:table-cell>
              <table:table-cell office:value-type="float" office:value="123164.2">
                <text:p>12316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